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1A000002734A8DB3699F751BC3.png" manifest:media-type="image/png"/>
  <manifest:file-entry manifest:full-path="Pictures/100005C800005209000040CF7B850A77F41413F0.emf" manifest:media-type="image/x-emf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2010000031A000002734A8DB3699F751BC3.png" manifest:media-type="image/png"/>
  <manifest:file-entry manifest:full-path="Object 2/Pictures/100005C800005209000040CF7B850A77F41413F0.emf" manifest:media-type="image/x-emf"/>
  <manifest:file-entry manifest:full-path="Object 2/settings.xml" manifest:media-type="text/xml"/>
  <manifest:file-entry manifest:full-path="Object 2/Basic/Standard/TEST.xml" manifest:media-type="text/xml"/>
  <manifest:file-entry manifest:full-path="Object 2/Basic/Standard/script-lb.xml" manifest:media-type="text/xml"/>
  <manifest:file-entry manifest:full-path="Object 2/Basic/script-lc.xml" manifest:media-type="text/xml"/>
  <manifest:file-entry manifest:full-path="Object 2/" manifest:version="1.2" manifest:media-type="application/vnd.oasis.opendocument.text"/>
  <manifest:file-entry manifest:full-path="Thumbnails/thumbnail.png" manifest:media-type="image/png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TEST.Flag?language=Basic&amp;location=document" xlink:type="simple"/>
      <script:event-listener script:language="ooo:script" script:event-name="office:save" xlink:href="vnd.sun.star.script:Standard.TEST.Flag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t1" text:anchor-type="char" svg:x="-2cm" svg:y="-0.914cm" svg:width="21.001cm" svg:height="11.008cm" draw:z-index="0"><draw:image xlink:href="Pictures/100005C800005209000040CF7B850A77F41413F0.emf" xlink:type="simple" xlink:show="embed" xlink:actuate="onLoad" loext:mime-type="image/x-emf"/><draw:image xlink:href="Pictures/100002010000031A000002734A8DB3699F751BC3.png" xlink:type="simple" xlink:show="embed" xlink:actuate="onLoad" loext:mime-type="image/png"/></draw:frame></text:p>
      <text:p text:style-name="P1">THERE IS MALWARE HERE</text:p>
      <text:p text:style-name="P1"/>
      <text:p text:style-name="P1"/>
      <text:p text:style-name="P1">FIND WHERE<draw:frame draw:style-name="fr3" draw:name="Object1" text:anchor-type="as-char" svg:y="-0.377cm" svg:width="0.20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paragraph" svg:x="-2cm" svg:y="3.782cm" svg:width="21.001cm" svg:height="13.65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3:47:04</meta:creation-date>
    <dc:language>fr-FR</dc:language>
    <dc:date>2020-01-07T15:05:47.073718118</dc:date>
    <meta:editing-cycles>12</meta:editing-cycles>
    <meta:editing-duration>PT14M34S</meta:editing-duration>
    <meta:generator>LibreOffice/6.3.3.2.0$Linux_X86_64 LibreOffice_project/30$Build-2</meta:generator>
    <meta:document-statistic meta:table-count="0" meta:image-count="1" meta:object-count="2" meta:page-count="1" meta:paragraph-count="2" meta:word-count="6" meta:character-count="31" meta:non-whitespace-character-count="27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
Sub Flag

  Print "POWNED 2"

End Sub


Sub Main

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/>
</file>

<file path=Object 2/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
Sub Flag

  Print "POWNED"

End Sub


Sub Main

 

End Sub
</script:module>
</file>

<file path=Object 2/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Object 2/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TEST.Flag?language=Basic&amp;location=document" xlink:type="simple"/>
      <script:event-listener script:language="ooo:script" script:event-name="office:save" xlink:href="vnd.sun.star.script:Standard.TEST.Flag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t1" text:anchor-type="char" svg:x="-2cm" svg:y="-0.914cm" svg:width="21.001cm" svg:height="11.008cm" draw:z-index="0"><draw:image xlink:href="Pictures/100005C800005209000040CF7B850A77F41413F0.emf" xlink:type="simple" xlink:show="embed" xlink:actuate="onLoad" loext:mime-type="image/x-emf"/><draw:image xlink:href="Pictures/100002010000031A000002734A8DB3699F751BC3.png" xlink:type="simple" xlink:show="embed" xlink:actuate="onLoad" loext:mime-type="image/png"/></draw:frame></text:p>
      <text:p text:style-name="P1">THERE IS MALWARE HERE</text:p>
      <text:p text:style-name="P1"/>
      <text:p text:style-name="P1"/>
      <text:p text:style-name="P1">FIND WHERE</text:p>
    </office:text>
  </office:body>
</office:document-content>
</file>

<file path=Object 2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